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Mono" svg:font-family="'Liberation Mono'" style:font-family-generic="modern" style:font-pitch="fixed"/>
    <style:font-face style:name="DejaVu Sans Mono" svg:font-family="'DejaVu Sans Mono'" style:font-family-generic="swiss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Schoolbook 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entury Schoolbook L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6pt" style:text-underline-style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Mono"/>
    </style:style>
    <style:style style:name="P8" style:family="paragraph" style:parent-style-name="Standard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2 <text:s text:c="3"/>Graph generation</text:p>
      <text:p text:style-name="P4"/>
      <text:p text:style-name="P1">Degree distribution of random graph</text:p>
      <text:p text:style-name="P1"/>
      <text:p text:style-name="P4"><text:span text:style-name="T3">The degree distribution is almost like a normal distribution, and is the direct consequence of central limit theorem, that the sum of i.i.d. random variables is close to a normal distribution. Since in each step, vertices are selected at random, so their degrees becomes the sum of random variables {0, 1}.</text:span></text:p>
      <text:p text:style-name="P4"><text:span text:style-name="T3"/></text:p>
      <text:p text:style-name="P1">Degree distribution of small world graph</text:p>
      <text:p text:style-name="P1"/>
      <text:p text:style-name="P4"><text:span text:style-name="T3">The degree distribution has a peak at 3 because, every node is at least connected to three other nodes. The degree falls very rapidly because only few nodes get a chance to be selected again and again as the increasing degree further increases the chances of them being selec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Mono" svg:font-family="'Liberation Mono'" style:font-family-generic="modern" style:font-pitch="fixed"/>
    <style:font-face style:name="DejaVu Sans Mono" svg:font-family="'DejaVu Sans Mono'" style:font-family-generic="swiss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er8 (CIP).</meta:initial-creator>
    <meta:creation-date>2009-07-20T15:01:01</meta:creation-date>
    <dc:date>2009-07-20T17:57:18</dc:date>
    <dc:creator>User8 (CIP).</dc:creator>
    <meta:editing-duration>PT00H24M00S</meta:editing-duration>
    <meta:editing-cycles>22</meta:editing-cycles>
    <meta:generator>OpenOffice.org/3.0$Unix OpenOffice.org_project/300m15$Build-9379</meta:generator>
    <meta:document-statistic meta:table-count="0" meta:image-count="0" meta:object-count="0" meta:page-count="1" meta:paragraph-count="5" meta:word-count="114" meta:character-count="688"/>
    <meta:user-defined meta:name="Info 1"/>
    <meta:user-defined meta:name="Info 2"/>
    <meta:user-defined meta:name="Info 3"/>
    <meta:user-defined meta:name="Info 4"/>
  </office:meta>
</office:document-meta>
</file>